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color="#FF0000" fo:font-size="16pt" style:font-size-asian="16pt" style:font-size-complex="16pt"/>
    </style:style>
    <style:style style:name="P2" style:parent-style-name="Normal" style:family="paragraph">
      <style:text-properties fo:color="#FF0000" fo:font-size="14pt" style:font-size-asian="14pt" style:font-size-complex="14pt"/>
    </style:style>
    <style:style style:name="P3" style:parent-style-name="Normal" style:family="paragraph">
      <style:text-properties fo:font-size="12pt" style:font-size-asian="12pt" style:font-size-complex="12pt"/>
    </style:style>
    <style:style style:name="P4" style:parent-style-name="Normal" style:family="paragraph">
      <style:text-properties fo:color="#FF0000" fo:font-size="14pt" style:font-size-asian="14pt" style:font-size-complex="14pt"/>
    </style:style>
    <style:style style:name="P5" style:parent-style-name="Normal" style:family="paragraph">
      <style:text-properties fo:font-size="12pt" style:font-size-asian="12pt" style:font-size-complex="12pt"/>
    </style:style>
    <style:style style:name="P6" style:parent-style-name="Normal" style:family="paragraph">
      <style:text-properties fo:color="#FF0000" fo:font-size="14pt" style:font-size-asian="14pt" style:font-size-complex="14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office:automatic-styles>
  <office:body>
    <office:text text:use-soft-page-breaks="true">
      <text:p text:style-name="P1">Trivial File Transfer Protocol</text:p>
      <text:p text:style-name="P2">UDP:</text:p>
      <text:p text:style-name="P3">TFTP based on UDP begins with request from client side either read or write. <text:s/>If there are no errors with file name on the server side, server responds to the request as it fits.<text:s/>If the request is read, the server sends the file data with packets of 512 bytes. Each packet after the first one is sent after receiving ack packets from the client. The connection is terminated once the last packet of the file is sent.<text:s/>If the request is write request, then the packet sent from the server is an ack packet following the termination of the connection.</text:p>
      <text:p text:style-name="P4">TCP:</text:p>
      <text:p text:style-name="P5">TFTP based on TCP acts same on RFC1350 documentation. The difference is that, packets transferred from client to server and server to client are communicated in a single connection rather than single packets, as it is in UDP.</text:p>
      <text:p text:style-name="P6">Data:</text:p>
      <text:p text:style-name="Normal"><text:span text:style-name="T7">TFTP is constructed in the data of TCP or UDP. As RFC1350 describes and given on the client side, the initial packet of TFTP begins with either write or read request, which is opcode 2 and 1, respectively. All the ack packets have the opcode of 4 and can be sent from both sides. Error and Data are only sent from server side and have opcodes of 5 and<text:s/></text:span><text:span text:style-name="T8">3, respectively. File name and data are included in the TFTP packets based on opcodes. Mode of the packet is always octet, as it is instructed in the assignment descrip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19-04-30T02:29:00Z</meta:creation-date>
    <dc:date>2019-04-30T03:10:00Z</dc:date>
    <meta:template xlink:href="Normal" xlink:type="simple"/>
    <meta:editing-cycles>1</meta:editing-cycles>
    <meta:editing-duration>PT2460S</meta:editing-duration>
    <meta:document-statistic meta:page-count="1" meta:paragraph-count="2" meta:word-count="201" meta:character-count="1346" meta:row-count="9" meta:non-whitespace-character-count="1147"/>
  </office:meta>
</office:document-meta>
</file>